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1173" officeooo:paragraph-rsid="001c1173"/>
    </style:style>
    <style:style style:name="P2" style:family="paragraph" style:parent-style-name="Standard">
      <style:text-properties officeooo:rsid="001da8b8" officeooo:paragraph-rsid="001da8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h habe einen neuen Satz reingeschrieben.</text:p>
      <text:p text:style-name="P2">Hall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1T19:22:06.430000000</dc:date>
    <meta:editing-duration>PT41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" meta:word-count="7" meta:character-count="48" meta:non-whitespace-character-count="42"/>
  </office:meta>
</office:document-meta>
</file>